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5.984cm" fo:margin-left="-0.191cm" table:align="left" style:writing-mode="lr-tb"/>
    </style:style>
    <style:style style:name="Tabelle1.A" style:family="table-column">
      <style:table-column-properties style:column-width="15.984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P1" style:family="paragraph" style:parent-style-name="Standard">
      <style:text-properties style:font-name="Arial1" style:font-name-complex="Arial2"/>
    </style:style>
    <style:style style:name="P2" style:family="paragraph" style:parent-style-name="Standard">
      <style:text-properties style:font-name="Arial1" fo:font-weight="bold" style:font-weight-asian="bold" style:font-name-complex="Arial2"/>
    </style:style>
    <style:style style:name="P3" style:family="paragraph" style:parent-style-name="Standard">
      <style:paragraph-properties>
        <style:tab-stops>
          <style:tab-stop style:position="8.89cm"/>
        </style:tab-stops>
      </style:paragraph-properties>
      <style:text-properties style:font-name="Arial1" fo:font-weight="bold" style:font-weight-asian="bold" style:font-name-complex="Arial2"/>
    </style:style>
    <style:style style:name="P4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P5" style:family="paragraph" style:parent-style-name="Standard">
      <style:paragraph-properties>
        <style:tab-stops>
          <style:tab-stop style:position="3.942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3.928cm"/>
          <style:tab-stop style:position="7.303cm"/>
          <style:tab-stop style:position="12.053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0.001cm"/>
        </style:tab-stops>
      </style:paragraph-properties>
    </style:style>
    <style:style style:name="P8" style:family="paragraph" style:parent-style-name="Standard" style:master-page-name="Standard">
      <style:paragraph-properties style:page-number="auto">
        <style:tab-stops>
          <style:tab-stop style:position="8.89cm"/>
        </style:tab-stops>
      </style:paragraph-properties>
    </style:style>
    <style:style style:name="P9" style:family="paragraph" style:parent-style-name="Standard" style:list-style-name="WWNum3">
      <style:text-properties style:font-name="Arial1" style:font-name-complex="Arial2"/>
    </style:style>
    <style:style style:name="P10" style:family="paragraph" style:parent-style-name="Standard" style:list-style-name="WWNum1">
      <style:paragraph-properties>
        <style:tab-stops>
          <style:tab-stop style:position="5.553cm"/>
        </style:tab-stops>
      </style:paragraph-properties>
      <style:text-properties style:font-name="Arial1" style:font-name-complex="Arial2"/>
    </style:style>
    <style:style style:name="P11" style:family="paragraph" style:parent-style-name="Standard" style:list-style-name="WWNum7">
      <style:text-properties style:font-name="Arial1" style:font-name-complex="Arial2"/>
    </style:style>
    <style:style style:name="P12" style:family="paragraph" style:parent-style-name="Standard">
      <style:paragraph-properties>
        <style:tab-stops>
          <style:tab-stop style:position="8.89cm"/>
        </style:tab-stops>
      </style:paragraph-properties>
      <style:text-properties style:font-name="Arial1" fo:font-weight="bold" style:font-weight-asian="bold" style:font-name-complex="Arial2"/>
    </style:style>
    <style:style style:name="P13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P14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3" style:family="text">
      <style:text-properties style:font-name="Arial1" fo:font-weight="bold" style:font-weight-asian="bold" style:font-name-complex="Arial2"/>
    </style:style>
    <style:style style:name="T4" style:family="text">
      <style:text-properties style:font-name="Arial1" fo:font-size="10pt" style:font-size-asian="10pt" style:font-name-complex="Arial2" style:font-size-complex="10pt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checkbox form:name="Markierfeld 1" form:control-implementation="ooo:com.sun.star.form.component.CheckBox" xml:id="control1" form:id="control1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2" form:id="control2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3" form:id="control3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4" form:id="control4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5" form:id="control5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6" form:id="control6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ÜBERWEISUNGSFORMULAR<text:tab/></text:span><text:span text:style-name="T3">KSB</text:span></text:p>
      <text:p text:style-name="P3"><text:tab/>Interdisziplinäres Notfallzentrum</text:p>
      <text:p text:style-name="P3"><text:tab/><text:text-input text:description="Text">       </text:text-input><text:text-input text:description="Text"/></text:p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">Personalien</text:p>
            <text:list xml:id="list9107173110791170425" text:style-name="WWNum3">
              <text:list-item>
                <text:p text:style-name="P9"><text:text-input text:description="Text">[Patient.Name] [Patient.Vorname], geb. [Patient.Geburtsdatum]</text:text-input></text:p>
              </text:list-item>
              <text:list-item>
                <text:p text:style-name="P9"><text:text-input text:description="Text">[Patient.Strasse], [Patient.Plz] [Patient.Ort], Tel. [Patient.Telefon1]</text:text-input></text:p>
              </text:list-item>
              <text:list-item>
                <text:p text:style-name="P9"><text:text-input text:description="Text">       </text:text-input>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P5"><text:span text:style-name="T3">Dringlichkeit<text:tab/></text:span><text:span text:style-name="T3"><draw:control text:anchor-type="as-char" draw:z-index="0" draw:style-name="gr1" draw:text-style-name="P14" svg:width="0.341cm" svg:height="0.378cm" draw:control="control1"/></text:span><text:span text:style-name="T3"> </text:span><text:span text:style-name="T1">Notfall, besprochen mit </text:span></text:p>
            <text:p text:style-name="P6"><text:span text:style-name="T1"><text:tab/>Bitte aufbieten<text:tab/></text:span><text:span text:style-name="T1"><draw:control text:anchor-type="as-char" draw:z-index="1" draw:style-name="gr1" draw:text-style-name="P14" svg:width="0.341cm" svg:height="0.378cm" draw:control="control2"/></text:span><text:span text:style-name="T1"> Dringend </text:span><text:span text:style-name="T4">(2-4 Tage)</text:span><text:span text:style-name="T1"><text:tab/></text:span><text:span text:style-name="T1"><draw:control text:anchor-type="as-char" draw:z-index="2" draw:style-name="gr1" draw:text-style-name="P14" svg:width="0.341cm" svg:height="0.378cm" draw:control="control3"/></text:span><text:span text:style-name="T1"> Gelegentlich</text:span></text:p>
          </table:table-cell>
        </table:table-row>
        <table:table-row table:style-name="Tabelle1.1">
          <table:table-cell table:style-name="Tabelle1.A1" office:value-type="string">
            <text:p text:style-name="P2">Aktuelles Problem / Zuweisungsgrund</text:p>
            <text:p text:style-name="P1"/>
            <text:p text:style-name="P1"/>
            <text:p text:style-name="P1"/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Fragestellung / Auftrag</text:p>
            <text:p text:style-name="P1"/>
            <text:p text:style-name="P1"/>
            <text:p text:style-name="P1"/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Befunde</text:p>
            <text:p text:style-name="P1"/>
            <text:p text:style-name="P1"/>
            <text:p text:style-name="P1"/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Diagnosen</text:p>
            <text:p text:style-name="P1">[Patient.Diagnosen]</text:p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Medikation</text:p>
            <text:p text:style-name="P1">[Patient.Medikation]</text:p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PA</text:p>
            <text:p text:style-name="P1">[Patient.PersAnamnese]</text:p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Allergien</text:p>
            <text:p text:style-name="P1">[Patient.Allergien]</text:p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2">Soziales</text:p>
            <text:list xml:id="list8800539118472842237" text:style-name="WWNum1">
              <text:list-item>
                <text:p text:style-name="P10">Wohnsituation<text:tab/><text:text-input text:description="Text">       </text:text-input></text:p>
              </text:list-item>
              <text:list-item>
                <text:p text:style-name="P10">Bezugsperson<text:tab/><text:text-input text:description="Text">       </text:text-input></text:p>
              </text:list-item>
              <text:list-item>
                <text:p text:style-name="P10">Spitex-Organisation<text:tab/><text:text-input text:description="Text">       </text:text-input></text:p>
              </text:list-item>
              <text:list-item>
                <text:p text:style-name="P10">Patientenverfügung<text:tab/><draw:control text:anchor-type="as-char" draw:z-index="3" draw:style-name="gr1" draw:text-style-name="P14" svg:width="0.341cm" svg:height="0.378cm" draw:control="control4"/> JA, befindet sich <text:text-input text:description="Text">       </text:text-input> <text:s/><draw:control text:anchor-type="as-char" draw:z-index="4" draw:style-name="gr1" draw:text-style-name="P14" svg:width="0.341cm" svg:height="0.378cm" draw:control="control5"/> NEIN <draw:control text:anchor-type="as-char" draw:z-index="5" draw:style-name="gr1" draw:text-style-name="P14" svg:width="0.341cm" svg:height="0.378cm" draw:control="control6"/> unbekannt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P2">Beilagen:</text:p>
            <text:list xml:id="list789972239929565817" text:style-name="WWNum7">
              <text:list-item>
                <text:p text:style-name="P11"><text:text-input text:description="Text">       </text:text-input></text:p>
              </text:list-item>
            </text:list>
          </table:table-cell>
        </table:table-row>
      </table:table>
      <text:p text:style-name="P7"><text:span text:style-name="T1"><text:tab/></text:span><text:span text:style-name="T4">Datum, Zeit, Unterschrift</text:span></text:p>
      <text:p text:style-name="P4"><text:text-input text:description="Text">[Mandant.Titel] [Mandant.Vorname] [Mandant.Name], Facharzt für [Mandant.TarmedSpezialität}
[Mandant.Plz] [Mandant.Ort]
Tel. [Mandant.Telefon1], [Mandant.E-Mail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Mangal1" svg:font-family="Mangal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CH" style:letter-kerning="true" style:font-size-asian="10pt" style:language-asian="de" style:country-asian="CH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de" fo:country="CH" style:letter-kerning="true" style:font-name-asian="Times New Roman1" style:font-size-asian="10pt" style:language-asian="de" style:country-asian="CH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1.501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>Einweisungsformular</dc:title>
    <meta:initial-creator>buergian</meta:initial-creator>
    <meta:creation-date>2014-06-10T06:50:00</meta:creation-date>
    <dc:date>2016-12-19T09:39:17.82</dc:date>
    <meta:print-date>2013-07-08T05:45:00</meta:print-date>
    <meta:editing-cycles>3</meta:editing-cycles>
    <meta:editing-duration>PT7M56S</meta:editing-duration>
    <meta:document-statistic meta:table-count="1" meta:image-count="0" meta:object-count="0" meta:page-count="1" meta:paragraph-count="29" meta:word-count="95" meta:character-count="858"/>
    <meta:user-defined meta:name="AppVersion">15.0000</meta:user-defined>
    <meta:user-defined meta:name="Company">Kantonsspital Bad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